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1" style:family="text">
      <style:text-properties style:font-name="Times New Roman" fo:font-size="12pt" fo:language="en" fo:country="GB" fo:font-weight="normal" text:display="none"/>
    </style:style>
    <style:style style:name="T2" style:family="text">
      <style:text-properties style:font-name="Times New Roman" fo:font-size="12pt" fo:language="en" fo:country="GB" fo:font-weight="normal"/>
    </style:style>
    <style:style style:name="T3" style:family="text">
      <style:text-properties style:font-name="Times New Roman" fo:font-size="12pt" fo:language="en" fo:country="GB" fo:font-weight="normal" text:display="true"/>
    </style:style>
    <style:style style:name="T4" style:family="text">
      <style:text-properties text:display="none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3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text:display="true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name="P5" style:family="paragraph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1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text:display="none"/>
    </style:style>
    <style:style style:name="Sect1" style:family="section">
      <style:section-properties>
        <style:columns fo:column-count="1" fo:column-gap="0.250000in"/>
      </style:section-properties>
    </style:style>
  </office:automatic-styles>
  <office:body>
    <office:text>
      <text:section text:style-name="Sect1" text:name="Section1">
        <text:p text:style-name="P1"><text:span text:style-name="T1">5mm Margins except bottom which is 10mm. <text:s/>Word wrap off</text:span></text:p>
        <text:p text:style-name="P2"/>
        <text:p text:style-name="P2"><text:span text:style-name="T2"><text:tab/>**Case + PSUAntec Sonata Piano Black Quiet Case + True Power 380W PSU (true 380s model psu) </text:span></text:p>
        <text:p text:style-name="P2"><text:span text:style-name="T2"><text:tab/><text:tab/>(Life style series Case + PSU - Mid Tower)</text:span></text:p>
        <text:p text:style-name="P2"/>
        <text:p text:style-name="P2"><text:span text:style-name="T2"><text:tab/><text:tab/>**MOBOAsus K8VSE Deluxe (Socket 754) </text:span><text:span text:style-name="T1">(VIA K8T800 Chipset + VIA VT8237 South)</text:span></text:p>
        <text:p text:style-name="P2"><text:span text:style-name="T2"><text:tab/><text:tab/>**CPUAMD Athlon 64 3400+(Socket 754) RETAIL </text:span><text:span text:style-name="T1">(Processor, Heatsink &amp; Fan)</text:span></text:p>
        <text:p text:style-name="P2"/>
        <text:p text:style-name="P2"><text:span text:style-name="T2"><text:tab/><text:tab/>**Memory Geil 1GB (2x512Mb) PC3200 Ultra Series CAS 2 (GL1GB3200DC)</text:span></text:p>
        <text:p text:style-name="P3"><text:span text:style-name="T3"><text:tab/>**CoolingZalman CNPS7000A-Cu Ultra Quiet CPU Cooler</text:span></text:p>
        <text:p text:style-name="P2"/>
        <text:p text:style-name="P2"><text:span text:style-name="T2"><text:tab/><text:tab/>**Hard Disk2x Maxtor DiamondMax Plus Serial ATA 80Gb 8MB(RAID)</text:span></text:p>
        <text:p text:style-name="P2"><text:span text:style-name="T1"><text:tab/>Floppy Disk 1.44Mb </text:span><text:span text:style-name="T3"><text:tab/></text:span><text:span text:style-name="T4">(in current system)</text:span></text:p>
        <text:p text:style-name="P2"><text:span text:style-name="T1"><text:tab/>CD-R/RWLG 52x 24x 52x cd-rw </text:span><text:span text:style-name="T2"><text:tab/></text:span><text:span text:style-name="T1">(in current system) (write, rewrite, read)</text:span></text:p>
        <text:p text:style-name="P2"><text:span text:style-name="T2"><text:tab/>**DVDLG GSA-4082B dvd rewriter</text:span></text:p>
        <text:p text:style-name="P2"/>
        <text:p text:style-name="P2"><text:span text:style-name="T2"><text:tab/><text:tab/>**GraphicsAsus ATI Radeon 9800XT/TVD 256Mb &amp; Half-Life</text:span><text:span text:style-name="T1">(8x agp card)</text:span></text:p>
        <text:p text:style-name="P2"><text:span text:style-name="T2"><text:tab/><text:tab/>**MonitorView Sonic VP171b 17" LCD</text:span><text:span text:style-name="T1">(DVI @1280x1024 native resolution)</text:span></text:p>
        <text:p text:style-name="P2"><text:span text:style-name="T2"><text:tab/>**SoundSound Blaster Audigy 2 ZS Gamer</text:span></text:p>
        <text:p text:style-name="P2"/>
        <text:p text:style-name="P1"><text:span text:style-name="T1"><text:tab/><text:tab/>KeyboardPS/2 keyboard(in current system)</text:span></text:p>
        <text:p text:style-name="P1"><text:span text:style-name="T1"><text:tab/><text:tab/>MouseUSB optical Mouse(in current system)</text:span></text:p>
        <text:p text:style-name="P2"/>
        <text:p text:style-name="P2"><text:span text:style-name="T2"><text:tab/>**Networkingon board mobo 10/100/1000 MB</text:span></text:p>
        <text:p text:style-name="P2"/>
        <text:p text:style-name="P2"/>
        <text:p text:style-name="P2"><text:span text:style-name="T2">Items marked ** are what I need to purchase</text:span></text:p>
        <text:p text:style-name="P2"/>
        <text:p text:style-name="P2"/>
        <text:p text:style-name="P2"/>
        <text:p text:style-name="P2"/>
        <text:p text:style-name="P2"/>
        <text:p text:style-name="P2"><text:span text:style-name="T2">To be attached</text:span></text:p>
        <text:p text:style-name="P2"><text:span text:style-name="T2"><text:tab/><text:tab/>USB Zip Drive (has its own power supply)</text:span></text:p>
        <text:p text:style-name="P2"><text:span text:style-name="T2"><text:tab/>Parallel Port Printer (Also has USB)</text:span></text:p>
        <text:p text:style-name="P2"><text:span text:style-name="T2"><text:tab/><text:tab/>http://www.nvidia.com/page/geforce_pcx.htmlpci-express conector cards from nvidia</text:span></text:p>
        <text:p text:style-name="P2"><text:span text:style-name="T2">Chris White</text:span></text:p>
        <text:p text:style-name="P4"><text:span text:style-name="T2">Overclockers UK (Esnet Ltd)</text:span></text:p>
        <text:p text:style-name="P2"><text:span text:style-name="T2">Fenton</text:span></text:p>
        <text:p text:style-name="P2"><text:span text:style-name="T2">0870 443 0880 (Sales)</text:span></text:p>
        <text:p text:style-name="P2"/>
        <text:p text:style-name="P2"/>
        <text:p text:style-name="P2"><text:span text:style-name="T2">CPU operating frequency=System clock X Multiplier </text:span></text:p>
        <text:p text:style-name="P2"><text:span text:style-name="T2">e.g. 133Mhz system clock x multiplier of 10=1.33Ghz cpu</text:span></text:p>
        <text:p text:style-name="P2"/>
        <text:p text:style-name="P2"><text:span text:style-name="T2">Incoming in 2004</text:span></text:p>
        <text:p text:style-name="P2"><text:span text:style-name="T2"><text:tab/><text:tab/><text:tab/>CPU Socket 939AMD Athlon 64 fx- 53__ (1mb L2 cache)64bit cpu's</text:span></text:p>
        <text:p text:style-name="P2"><text:span text:style-name="T2"><text:tab/><text:tab/>Chipset VIA K8T890, PCI-Express solution for the AMD processor platform.</text:span></text:p>
        <text:p text:style-name="P2"><text:span text:style-name="T2"><text:tab/><text:tab/>Chipset Nvidia</text:span></text:p>
        <text:p text:style-name="P2"><text:span text:style-name="T2"><text:tab/><text:tab/>Chipset AMD</text:span></text:p>
        <text:p text:style-name="P2"><text:span text:style-name="T2"><text:tab/><text:tab/>ChipsetSIS</text:span></text:p>
        <text:p text:style-name="P2"/>
        <text:p text:style-name="P2"/>
        <text:p text:style-name="P2"><text:span text:style-name="T2"><text:tab/><text:tab/>GPUNvidiaNative PCI Express</text:span></text:p>
        <text:p text:style-name="P2"><text:span text:style-name="T2"><text:tab/><text:tab/>GPUATINative PCI Express</text:span></text:p>
        <text:p text:style-name="P2"/>
        <text:p text:style-name="P2"><text:span text:style-name="T2"><text:tab/><text:tab/>RamDual channel xcontroller</text:span></text:p>
        <text:p text:style-name="P2"/>
        <text:p text:style-name="P2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urier New" svg:font-family="Courier New"/>
    <style:font-face style:name="Times New Roman" svg:font-family="Times New Roman"/>
  </office:font-face-decls>
  <office:styles>
    <style:style style:name="Footnote Reference" style:family="text">
      <style:paragraph-properties fo:line-height="100%"/>
      <style:text-properties style:text-position="33%" fo:font-size="10pt"/>
    </style:style>
    <style:style style:name="Footnote Text" style:family="text" style:parent-style-name="Normal">
      <style:paragraph-properties fo:line-height="100%"/>
      <style:text-properties fo:font-size="10pt"/>
    </style:style>
    <style:style style:name="Endnote Text" style:family="text" style:parent-style-name="Normal">
      <style:paragraph-properties fo:line-height="100%"/>
    </style:style>
    <style:style style:name="Endnote Reference" style:family="text">
      <style:paragraph-properties fo:line-height="100%"/>
      <style:text-properties style:text-position="33%" fo:font-size="10pt"/>
    </style:style>
    <style:style style:name="Contents 1" style:family="paragraph" style:parent-style-name="Normal" style:next-style-name="Normal">
      <style:paragraph-properties fo:text-indent="-0.300000in" fo:line-height="100%" fo:margin-left="0.5000in"/>
    </style:style>
    <style:style style:name="Contents 2" style:family="paragraph" style:parent-style-name="Normal" style:next-style-name="Normal">
      <style:paragraph-properties fo:text-indent="-0.300000in" fo:line-height="100%" fo:margin-left="1.0000in"/>
    </style:style>
    <style:style style:name="Contents 3" style:family="paragraph" style:parent-style-name="Normal" style:next-style-name="Normal">
      <style:paragraph-properties fo:text-indent="-0.300000in" fo:line-height="100%" fo:margin-left="1.5000in"/>
    </style:style>
    <style:style style:name="Lower Roman List" style:family="paragraph" style:parent-style-name="Normal">
      <style:paragraph-properties fo:text-indent="-0.300000in" fo:line-height="100%" fo:margin-left="0.5000in"/>
    </style:style>
    <style:style style:name="Numbered Heading 1" style:family="paragraph" style:parent-style-name="Heading 1" style:next-style-name="Normal">
      <style:paragraph-properties fo:text-indent="0.0in" fo:line-height="100%" fo:margin-left="0.0in"/>
    </style:style>
    <style:style style:name="Numbered Heading 2" style:family="paragraph" style:parent-style-name="Heading 2" style:next-style-name="Normal">
      <style:paragraph-properties fo:text-indent="0.0in" fo:line-height="100%" fo:margin-left="0.0in"/>
    </style:style>
    <style:style style:name="Square List" style:family="paragraph">
      <style:paragraph-properties fo:text-indent="-0.300000in" fo:line-height="100%" fo:margin-left="0.5000in"/>
    </style:style>
    <style:style style:name="Contents 4" style:family="paragraph" style:parent-style-name="Normal" style:next-style-name="Normal">
      <style:paragraph-properties fo:text-indent="-0.300000in" fo:line-height="100%" fo:margin-left="2.0000in"/>
    </style:style>
    <style:style style:name="Diamond List" style:family="paragraph">
      <style:paragraph-properties fo:text-indent="-0.300000in" fo:line-height="100%" fo:margin-left="0.5000in"/>
    </style:style>
    <style:style style:name="Numbered List" style:family="paragraph">
      <style:paragraph-properties fo:text-indent="-0.300000in" fo:line-height="100%" fo:margin-left="0.5000in"/>
    </style:style>
    <style:style style:name="Triangle List" style:family="paragraph">
      <style:paragraph-properties fo:text-indent="-0.300000in" fo:line-height="100%" fo:margin-left="0.5000in"/>
    </style:style>
    <style:style style:name="Numbered Heading 3" style:family="paragraph" style:parent-style-name="Heading 3" style:next-style-name="Normal">
      <style:paragraph-properties fo:text-indent="0.0in" fo:line-height="100%" fo:margin-left="0.0in"/>
    </style:style>
    <style:style style:name="Dashed List" style:family="paragraph">
      <style:paragraph-properties fo:text-indent="-0.300000in" fo:line-height="100%" fo:margin-left="0.5000in"/>
    </style:style>
    <style:style style:name="Upper Roman List" style:family="paragraph" style:parent-style-name="Numbered List">
      <style:paragraph-properties fo:text-indent="-0.300000in" fo:line-height="100%" fo:margin-left="0.5000in"/>
    </style:style>
    <style:style style:name="Heading 4" style:family="paragraph" style:parent-style-name="Normal" style:next-style-name="Normal">
      <style:paragraph-properties fo:line-height="100%" fo:margin-top="0.3056in" fo:margin-bottom="0.0417in" fo:keep-with-next="auto"/>
      <style:text-properties style:font-name="Arial" fo:font-size="12pt" fo:font-weight="bold"/>
    </style:style>
    <style:style style:name="Heart List" style:family="paragraph">
      <style:paragraph-properties fo:text-indent="-0.300000in" fo:line-height="100%" fo:margin-left="0.5000in"/>
    </style:style>
    <style:style style:name="Box List" style:family="paragraph">
      <style:paragraph-properties fo:text-indent="-0.300000in" fo:line-height="100%" fo:margin-left="0.5000in"/>
    </style:style>
    <style:style style:name="Upper Case List" style:family="paragraph" style:parent-style-name="Numbered List">
      <style:paragraph-properties fo:text-indent="-0.300000in" fo:line-height="100%" fo:margin-left="0.5000in"/>
    </style:style>
    <style:style style:name="Bullet List" style:family="paragraph">
      <style:paragraph-properties fo:text-indent="-0.300000in" fo:line-height="100%" fo:margin-left="0.5000in"/>
    </style:style>
    <style:style style:name="Hand List" style:family="paragraph">
      <style:paragraph-properties fo:text-indent="-0.300000in" fo:line-height="100%" fo:margin-left="0.5000in"/>
    </style:style>
    <style:style style:name="Heading 1" style:family="paragraph" style:parent-style-name="Normal" style:next-style-name="Normal">
      <style:paragraph-properties fo:line-height="100%" fo:margin-top="0.3056in" fo:margin-bottom="0.0417in" fo:keep-with-next="auto"/>
      <style:text-properties style:font-name="Arial" fo:font-size="17pt" fo:font-weight="bold"/>
    </style:style>
    <style:style style:name="Heading 2" style:family="paragraph" style:parent-style-name="Normal" style:next-style-name="Normal">
      <style:paragraph-properties fo:line-height="100%" fo:margin-top="0.3056in" fo:margin-bottom="0.0417in" fo:keep-with-next="auto"/>
      <style:text-properties style:font-name="Arial" fo:font-size="14pt" fo:font-weight="bold"/>
    </style:style>
    <style:style style:name="Contents Header" style:family="paragraph" style:parent-style-name="Normal" style:next-style-name="Normal">
      <style:paragraph-properties fo:text-align="center" fo:line-height="100%" fo:margin-top="0.1667in" fo:margin-bottom="0.0813in" fo:keep-with-next="auto"/>
      <style:text-properties style:font-name="Arial" fo:font-size="16pt" fo:font-weight="bold"/>
    </style:style>
    <style:style style:name="Tick List" style:family="paragraph">
      <style:paragraph-properties fo:text-indent="-0.300000in" fo:line-height="100%" fo:margin-left="0.5000in"/>
    </style:style>
    <style:style style:name="Heading 3" style:family="paragraph" style:parent-style-name="Normal" style:next-style-name="Normal">
      <style:paragraph-properties fo:line-height="100%" fo:margin-top="0.3056in" fo:margin-bottom="0.0417in" fo:keep-with-next="auto"/>
      <style:text-properties style:font-name="Arial" fo:font-size="12pt" fo:font-weight="bold"/>
    </style:style>
    <style:style style:name="Lower Case List" style:family="paragraph" style:parent-style-name="Numbered List">
      <style:paragraph-properties fo:text-indent="-0.300000in" fo:line-height="100%" fo:margin-left="0.5000in"/>
    </style:style>
    <style:style style:name="Block Text" style:family="paragraph" style:parent-style-name="Normal">
      <style:paragraph-properties fo:line-height="100%" fo:margin-left="1.0000in" fo:margin-right="1.0000in" fo:margin-bottom="0.0813in"/>
    </style:style>
    <style:style style:name="Section Heading" style:family="paragraph" style:parent-style-name="Numbered Heading 1" style:next-style-name="Normal">
      <style:paragraph-properties fo:text-indent="0.0in" fo:line-height="100%" fo:margin-left="0.0in"/>
    </style:style>
    <style:style style:name="Implies List" style:family="paragraph">
      <style:paragraph-properties fo:text-indent="-0.300000in" fo:line-height="100%" fo:margin-left="0.5000in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 New Roman" fo:font-size="12pt" fo:language="en" fo:country="US" fo:font-weight="normal" fo:background-color="transparent"/>
    </style:style>
    <style:style style:name="Star List" style:family="paragraph">
      <style:paragraph-properties fo:text-indent="-0.300000in" fo:line-height="100%" fo:margin-left="0.5000in"/>
    </style:style>
    <style:style style:name="Plain Text" style:family="paragraph" style:parent-style-name="Normal">
      <style:paragraph-properties fo:line-height="100%"/>
      <style:text-properties style:font-name="Courier New"/>
    </style:style>
    <style:style style:name="Chapter Heading" style:family="paragraph" style:parent-style-name="Numbered Heading 1" style:next-style-name="Normal">
      <style:paragraph-properties fo:text-indent="0.0in" fo:line-height="100%" fo:margin-left="0.0in"/>
    </style:style>
  </office:styles>
  <office:automatic-styles>
    <style:page-layout style:name="Standard">
      <style:page-layout-properties fo:page-width="210.000000mm" fo:page-height="297.000000mm" style:print-orientation="portrait" fo:margin-top="0.196528in" fo:margin-bottom="0.393056in" fo:margin-left="0.196528in" fo:margin-right="0.196528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dc:date>Sat May 01 12:40:07 2004</dc:date>
  </office:meta>
</office:document-meta>
</file>